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139in solid #bfbfbf"/>
    </style:style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  <style:style style:name="P3" style:family="paragraph" style:parent-style-name="Standard">
      <style:paragraph-properties style:text-autospace="none"/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8pt" fo:font-weight="bold" style:font-name-asian="Times-Roman" style:font-size-asian="18pt" style:font-weight-asian="bold" style:font-name-complex="Times-Roman" style:font-size-complex="18pt" style:font-weight-complex="bold"/>
    </style:style>
    <style:style style:name="P5" style:family="paragraph" style:parent-style-name="Standard">
      <style:paragraph-properties fo:margin-left="0.5in" fo:margin-right="0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Times-Roman" fo:font-size="12pt" fo:font-style="normal" style:font-name-asian="Times-Roman" style:font-size-asian="12pt" style:font-style-asian="normal" style:font-name-complex="Times-Roman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: Pick up extra power ups</text:p>
      <text:p text:style-name="P1"/>
      <text:p text:style-name="P2">Short description</text:p>
      <text:p text:style-name="P2">A player is moved to a new tile. It is assumed that a powerup (ExtraBombsTile or ExtraFirePowerTile) is previously placed on this tile. </text:p>
      <text:p text:style-name="P2">Priority: high</text:p>
      <text:p text:style-name="P2">Extends or Includes: UC move</text:p>
      <text:p text:style-name="P2">Participating actors</text:p>
      <text:p text:style-name="P5">Player 1</text:p>
      <text:p text:style-name="P2">Normal flow of eve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ctor</text:p>
          </table:table-cell>
          <table:table-cell table:style-name="Table1.A1" office:value-type="string">
            <text:p text:style-name="P2">System</text:p>
          </table:table-cell>
        </table:table-row>
        <table:table-row table:style-name="Table1.1">
          <table:table-cell table:style-name="Table1.A1" office:value-type="string">
            <text:p text:style-name="P2">Presses the key in the direction of the item.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Player 1´s avatar is moved (see UC move) from the actual space on the board to the tile to its right on the board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layer 1´s avatar increment his firePower/amountOfBombs by one.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2"/>
      <text:p text:style-name="P2">Alternate flow:</text:p>
      <text:p text:style-name="P2">Not available</text:p>
      <text:p text:style-name="P2"/>
      <text:p text:style-name="P2">Exeptional flow:</text:p>
      <text:p text:style-name="P2">Not availab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19:24:36</meta:creation-date>
    <dc:date>2012-05-24T02:11:51.61</dc:date>
    <meta:editing-duration>PT9M30S</meta:editing-duration>
    <meta:editing-cycles>11</meta:editing-cycles>
    <meta:generator>OpenOffice.org/3.4$Win32 OpenOffice.org_project/340m1$Build-9590</meta:generator>
    <meta:document-statistic meta:table-count="1" meta:image-count="0" meta:object-count="0" meta:page-count="1" meta:paragraph-count="17" meta:word-count="98" meta:character-count="567"/>
  </office:meta>
</office:document-meta>
</file>